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model_type</text:p>
          </table:table-cell>
          <table:table-cell office:value-type="string" calcext:value-type="string">
            <text:p>selected_debate_id</text:p>
          </table:table-cell>
          <table:table-cell office:value-type="string" calcext:value-type="string">
            <text:p>convergence_rate</text:p>
          </table:table-cell>
          <table:table-cell office:value-type="string" calcext:value-type="string">
            <text:p>confidence_threshold</text:p>
          </table:table-cell>
          <table:table-cell office:value-type="string" calcext:value-type="string">
            <text:p>repulsion_threshold</text:p>
          </table:table-cell>
          <table:table-cell office:value-type="string" calcext:value-type="string">
            <text:p>repulsion_strength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convergence_cycl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opinion_variance</text:p>
          </table:table-cell>
          <table:table-cell office:value-type="string" calcext:value-type="string">
            <text:p>polarization_index</text:p>
          </table:table-cell>
          <table:table-cell office:value-type="string" calcext:value-type="string">
            <text:p>num_clusters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25" calcext:value-type="float">
            <text:p>25</text:p>
          </table:table-cell>
          <table:table-cell office:value-type="float" office:value="0.0750457200432821" calcext:value-type="float">
            <text:p>0.0750457200432821</text:p>
          </table:table-cell>
          <table:table-cell office:value-type="float" office:value="0.00002189318473423" calcext:value-type="float">
            <text:p>2.189318473423E-05</text:p>
          </table:table-cell>
          <table:table-cell office:value-type="float" office:value="0.00001499863103512" calcext:value-type="float">
            <text:p>1.499863103512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25" calcext:value-type="float">
            <text:p>25</text:p>
          </table:table-cell>
          <table:table-cell office:value-type="float" office:value="0.0750457200432821" calcext:value-type="float">
            <text:p>0.0750457200432821</text:p>
          </table:table-cell>
          <table:table-cell office:value-type="float" office:value="0.00002189318473423" calcext:value-type="float">
            <text:p>2.189318473423E-05</text:p>
          </table:table-cell>
          <table:table-cell office:value-type="float" office:value="0.00001499863103512" calcext:value-type="float">
            <text:p>1.499863103512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25" calcext:value-type="float">
            <text:p>25</text:p>
          </table:table-cell>
          <table:table-cell office:value-type="float" office:value="0.0750457200432821" calcext:value-type="float">
            <text:p>0.0750457200432821</text:p>
          </table:table-cell>
          <table:table-cell office:value-type="float" office:value="0.00002189318473423" calcext:value-type="float">
            <text:p>2.189318473423E-05</text:p>
          </table:table-cell>
          <table:table-cell office:value-type="float" office:value="0.00001499863103512" calcext:value-type="float">
            <text:p>1.499863103512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25" calcext:value-type="float">
            <text:p>25</text:p>
          </table:table-cell>
          <table:table-cell office:value-type="float" office:value="0.0750457200432821" calcext:value-type="float">
            <text:p>0.0750457200432821</text:p>
          </table:table-cell>
          <table:table-cell office:value-type="float" office:value="0.00002189318473423" calcext:value-type="float">
            <text:p>2.189318473423E-05</text:p>
          </table:table-cell>
          <table:table-cell office:value-type="float" office:value="0.00001499863103512" calcext:value-type="float">
            <text:p>1.499863103512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25" calcext:value-type="float">
            <text:p>25</text:p>
          </table:table-cell>
          <table:table-cell office:value-type="float" office:value="0.0750457200432821" calcext:value-type="float">
            <text:p>0.0750457200432821</text:p>
          </table:table-cell>
          <table:table-cell office:value-type="float" office:value="0.00002189318473423" calcext:value-type="float">
            <text:p>2.189318473423E-05</text:p>
          </table:table-cell>
          <table:table-cell office:value-type="float" office:value="0.00001499863103512" calcext:value-type="float">
            <text:p>1.499863103512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25" calcext:value-type="float">
            <text:p>25</text:p>
          </table:table-cell>
          <table:table-cell office:value-type="float" office:value="0.0750457200432821" calcext:value-type="float">
            <text:p>0.0750457200432821</text:p>
          </table:table-cell>
          <table:table-cell office:value-type="float" office:value="0.00002189318473423" calcext:value-type="float">
            <text:p>2.189318473423E-05</text:p>
          </table:table-cell>
          <table:table-cell office:value-type="float" office:value="0.00001499863103512" calcext:value-type="float">
            <text:p>1.499863103512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25" calcext:value-type="float">
            <text:p>25</text:p>
          </table:table-cell>
          <table:table-cell office:value-type="float" office:value="0.0750457200432821" calcext:value-type="float">
            <text:p>0.0750457200432821</text:p>
          </table:table-cell>
          <table:table-cell office:value-type="float" office:value="0.00002189318473423" calcext:value-type="float">
            <text:p>2.189318473423E-05</text:p>
          </table:table-cell>
          <table:table-cell office:value-type="float" office:value="0.00001499863103512" calcext:value-type="float">
            <text:p>1.499863103512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25" calcext:value-type="float">
            <text:p>25</text:p>
          </table:table-cell>
          <table:table-cell office:value-type="float" office:value="0.0750457200432821" calcext:value-type="float">
            <text:p>0.0750457200432821</text:p>
          </table:table-cell>
          <table:table-cell office:value-type="float" office:value="0.00002189318473423" calcext:value-type="float">
            <text:p>2.189318473423E-05</text:p>
          </table:table-cell>
          <table:table-cell office:value-type="float" office:value="0.00001499863103512" calcext:value-type="float">
            <text:p>1.499863103512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25" calcext:value-type="float">
            <text:p>25</text:p>
          </table:table-cell>
          <table:table-cell office:value-type="float" office:value="0.0750457200432821" calcext:value-type="float">
            <text:p>0.0750457200432821</text:p>
          </table:table-cell>
          <table:table-cell office:value-type="float" office:value="0.00002189318473423" calcext:value-type="float">
            <text:p>2.189318473423E-05</text:p>
          </table:table-cell>
          <table:table-cell office:value-type="float" office:value="0.00001499863103512" calcext:value-type="float">
            <text:p>1.499863103512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25" calcext:value-type="float">
            <text:p>25</text:p>
          </table:table-cell>
          <table:table-cell office:value-type="float" office:value="0.0750457200432821" calcext:value-type="float">
            <text:p>0.0750457200432821</text:p>
          </table:table-cell>
          <table:table-cell office:value-type="float" office:value="0.00002189318473423" calcext:value-type="float">
            <text:p>2.189318473423E-05</text:p>
          </table:table-cell>
          <table:table-cell office:value-type="float" office:value="0.00001499863103512" calcext:value-type="float">
            <text:p>1.499863103512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25" calcext:value-type="float">
            <text:p>25</text:p>
          </table:table-cell>
          <table:table-cell office:value-type="float" office:value="0.0750457200432821" calcext:value-type="float">
            <text:p>0.0750457200432821</text:p>
          </table:table-cell>
          <table:table-cell office:value-type="float" office:value="0.00002189318473423" calcext:value-type="float">
            <text:p>2.189318473423E-05</text:p>
          </table:table-cell>
          <table:table-cell office:value-type="float" office:value="0.00001499863103512" calcext:value-type="float">
            <text:p>1.499863103512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25" calcext:value-type="float">
            <text:p>25</text:p>
          </table:table-cell>
          <table:table-cell office:value-type="float" office:value="0.0750457200432821" calcext:value-type="float">
            <text:p>0.0750457200432821</text:p>
          </table:table-cell>
          <table:table-cell office:value-type="float" office:value="0.00002189318473423" calcext:value-type="float">
            <text:p>2.189318473423E-05</text:p>
          </table:table-cell>
          <table:table-cell office:value-type="float" office:value="0.00001499863103512" calcext:value-type="float">
            <text:p>1.499863103512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25" calcext:value-type="float">
            <text:p>25</text:p>
          </table:table-cell>
          <table:table-cell office:value-type="float" office:value="0.0750457200432821" calcext:value-type="float">
            <text:p>0.0750457200432821</text:p>
          </table:table-cell>
          <table:table-cell office:value-type="float" office:value="0.00002189318473423" calcext:value-type="float">
            <text:p>2.189318473423E-05</text:p>
          </table:table-cell>
          <table:table-cell office:value-type="float" office:value="0.00001499863103512" calcext:value-type="float">
            <text:p>1.499863103512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25" calcext:value-type="float">
            <text:p>25</text:p>
          </table:table-cell>
          <table:table-cell office:value-type="float" office:value="0.0750457200432821" calcext:value-type="float">
            <text:p>0.0750457200432821</text:p>
          </table:table-cell>
          <table:table-cell office:value-type="float" office:value="0.00002189318473423" calcext:value-type="float">
            <text:p>2.189318473423E-05</text:p>
          </table:table-cell>
          <table:table-cell office:value-type="float" office:value="0.00001499863103512" calcext:value-type="float">
            <text:p>1.499863103512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25" calcext:value-type="float">
            <text:p>25</text:p>
          </table:table-cell>
          <table:table-cell office:value-type="float" office:value="0.0750457200432821" calcext:value-type="float">
            <text:p>0.0750457200432821</text:p>
          </table:table-cell>
          <table:table-cell office:value-type="float" office:value="0.00002189318473423" calcext:value-type="float">
            <text:p>2.189318473423E-05</text:p>
          </table:table-cell>
          <table:table-cell office:value-type="float" office:value="0.00001499863103512" calcext:value-type="float">
            <text:p>1.499863103512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25" calcext:value-type="float">
            <text:p>25</text:p>
          </table:table-cell>
          <table:table-cell office:value-type="float" office:value="0.0750457200432821" calcext:value-type="float">
            <text:p>0.0750457200432821</text:p>
          </table:table-cell>
          <table:table-cell office:value-type="float" office:value="0.00002189318473423" calcext:value-type="float">
            <text:p>2.189318473423E-05</text:p>
          </table:table-cell>
          <table:table-cell office:value-type="float" office:value="0.00001499863103512" calcext:value-type="float">
            <text:p>1.499863103512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25" calcext:value-type="float">
            <text:p>25</text:p>
          </table:table-cell>
          <table:table-cell office:value-type="float" office:value="0.0750457200432821" calcext:value-type="float">
            <text:p>0.0750457200432821</text:p>
          </table:table-cell>
          <table:table-cell office:value-type="float" office:value="0.00002189318473423" calcext:value-type="float">
            <text:p>2.189318473423E-05</text:p>
          </table:table-cell>
          <table:table-cell office:value-type="float" office:value="0.00001499863103512" calcext:value-type="float">
            <text:p>1.499863103512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25" calcext:value-type="float">
            <text:p>25</text:p>
          </table:table-cell>
          <table:table-cell office:value-type="float" office:value="0.0750457200432821" calcext:value-type="float">
            <text:p>0.0750457200432821</text:p>
          </table:table-cell>
          <table:table-cell office:value-type="float" office:value="0.00002189318473423" calcext:value-type="float">
            <text:p>2.189318473423E-05</text:p>
          </table:table-cell>
          <table:table-cell office:value-type="float" office:value="0.00001499863103512" calcext:value-type="float">
            <text:p>1.499863103512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25" calcext:value-type="float">
            <text:p>25</text:p>
          </table:table-cell>
          <table:table-cell office:value-type="float" office:value="0.0750457200432821" calcext:value-type="float">
            <text:p>0.0750457200432821</text:p>
          </table:table-cell>
          <table:table-cell office:value-type="float" office:value="0.00002189318473423" calcext:value-type="float">
            <text:p>2.189318473423E-05</text:p>
          </table:table-cell>
          <table:table-cell office:value-type="float" office:value="0.00001499863103512" calcext:value-type="float">
            <text:p>1.499863103512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25" calcext:value-type="float">
            <text:p>25</text:p>
          </table:table-cell>
          <table:table-cell office:value-type="float" office:value="0.0750457200432821" calcext:value-type="float">
            <text:p>0.0750457200432821</text:p>
          </table:table-cell>
          <table:table-cell office:value-type="float" office:value="0.00002189318473423" calcext:value-type="float">
            <text:p>2.189318473423E-05</text:p>
          </table:table-cell>
          <table:table-cell office:value-type="float" office:value="0.00001499863103512" calcext:value-type="float">
            <text:p>1.499863103512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25" calcext:value-type="float">
            <text:p>25</text:p>
          </table:table-cell>
          <table:table-cell office:value-type="float" office:value="0.0750457200432821" calcext:value-type="float">
            <text:p>0.0750457200432821</text:p>
          </table:table-cell>
          <table:table-cell office:value-type="float" office:value="0.00002189318473423" calcext:value-type="float">
            <text:p>2.189318473423E-05</text:p>
          </table:table-cell>
          <table:table-cell office:value-type="float" office:value="0.00001499863103512" calcext:value-type="float">
            <text:p>1.499863103512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25" calcext:value-type="float">
            <text:p>25</text:p>
          </table:table-cell>
          <table:table-cell office:value-type="float" office:value="0.0750457200432821" calcext:value-type="float">
            <text:p>0.0750457200432821</text:p>
          </table:table-cell>
          <table:table-cell office:value-type="float" office:value="0.00002189318473423" calcext:value-type="float">
            <text:p>2.189318473423E-05</text:p>
          </table:table-cell>
          <table:table-cell office:value-type="float" office:value="0.00001499863103512" calcext:value-type="float">
            <text:p>1.499863103512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25" calcext:value-type="float">
            <text:p>25</text:p>
          </table:table-cell>
          <table:table-cell office:value-type="float" office:value="0.0750457200432821" calcext:value-type="float">
            <text:p>0.0750457200432821</text:p>
          </table:table-cell>
          <table:table-cell office:value-type="float" office:value="0.00002189318473423" calcext:value-type="float">
            <text:p>2.189318473423E-05</text:p>
          </table:table-cell>
          <table:table-cell office:value-type="float" office:value="0.00001499863103512" calcext:value-type="float">
            <text:p>1.499863103512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25" calcext:value-type="float">
            <text:p>25</text:p>
          </table:table-cell>
          <table:table-cell office:value-type="float" office:value="0.0750457200432821" calcext:value-type="float">
            <text:p>0.0750457200432821</text:p>
          </table:table-cell>
          <table:table-cell office:value-type="float" office:value="0.00002189318473423" calcext:value-type="float">
            <text:p>2.189318473423E-05</text:p>
          </table:table-cell>
          <table:table-cell office:value-type="float" office:value="0.00001499863103512" calcext:value-type="float">
            <text:p>1.499863103512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65023552376929E+018" calcext:value-type="float">
            <text:p>1.65023552376929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13408184499236E+018" calcext:value-type="float">
            <text:p>4.13408184499236E+018</text:p>
          </table:table-cell>
          <table:table-cell office:value-type="float" office:value="25" calcext:value-type="float">
            <text:p>25</text:p>
          </table:table-cell>
          <table:table-cell office:value-type="float" office:value="0.0747422748897354" calcext:value-type="float">
            <text:p>0.0747422748897354</text:p>
          </table:table-cell>
          <table:table-cell office:value-type="float" office:value="0.00002129150925217" calcext:value-type="float">
            <text:p>2.129150925217E-05</text:p>
          </table:table-cell>
          <table:table-cell office:value-type="float" office:value="0.00001458722018648" calcext:value-type="float">
            <text:p>1.458722018648E-0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5T11:11:06.629790541</meta:creation-date>
    <dc:date>2026-01-15T11:12:34.911385439</dc:date>
    <meta:editing-duration>PT1M28S</meta:editing-duration>
    <meta:editing-cycles>1</meta:editing-cycles>
    <meta:document-statistic meta:table-count="1" meta:cell-count="972" meta:object-count="0"/>
    <meta:generator>LibreOffice/7.3.7.2$Linux_X86_64 LibreOffice_project/30$Build-2</meta:generator>
  </office:meta>
</office:document-meta>
</file>